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FuturaExtended1" svg:font-family="FuturaExtended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1.95cm" fo:min-width="6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7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uturaExtended1" fo:font-size="22pt" style:font-size-asian="18pt" style:font-size-complex="18pt"/>
    </style:style>
    <style:style style:name="P3" style:family="paragraph">
      <style:text-properties style:font-name="FuturaExtended"/>
    </style:style>
    <style:style style:name="T1" style:family="text">
      <style:text-properties style:font-name="FuturaExtended1" fo:font-size="22pt" style:font-size-asian="18pt" style:font-size-complex="18pt"/>
    </style:style>
    <style:style style:name="T2" style:family="text">
      <style:text-properties style:font-name="FuturaExtend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8cm" svg:height="2.2cm" svg:x="10.2cm" svg:y="3.1cm">
          <text:p text:style-name="P1"><text:span text:style-name="T1">GROU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8cm" svg:height="2.2cm" svg:x="4.7cm" svg:y="7.6cm">
          <text:p text:style-name="P1"><text:span text:style-name="T1">AUTOTAKEOF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8cm" svg:height="2.2cm" svg:x="15.8cm" svg:y="7.5cm">
          <text:p text:style-name="P1"><text:span text:style-name="T1">AUTOLAN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3.6cm" svg:y1="5.3cm" svg:x2="8.1cm" svg:y2="7.6cm" draw:start-shape="id1" draw:start-glue-point="2" draw:end-shape="id2" svg:d="M13600 5300c0 1725-5500 575-5500 2300" svg:viewBox="0 0 5501 2301">
          <text:p/>
        </draw:connector>
        <draw:connector draw:style-name="gr2" draw:text-style-name="P1" draw:layer="layout" draw:type="curve" svg:x1="19.2cm" svg:y1="7.5cm" svg:x2="13.6cm" svg:y2="5.3cm" draw:start-shape="id3" draw:start-glue-point="0" draw:end-shape="id1" svg:d="M19200 7500c0-1650-5600-550-5600-2200" svg:viewBox="0 0 5601 2201">
          <text:p/>
        </draw:connector>
        <draw:connector draw:style-name="gr2" draw:text-style-name="P1" draw:layer="layout" draw:type="curve" svg:x1="8.1cm" svg:y1="9.8cm" svg:x2="10.6cm" svg:y2="12.9cm" draw:start-shape="id2" draw:start-glue-point="2" draw:end-shape="id4" draw:end-glue-point="3" svg:d="M8100 9800c0 2067 833 3100 2500 3100" svg:viewBox="0 0 2501 3101">
          <text:p/>
        </draw:connector>
        <draw:connector draw:style-name="gr2" draw:text-style-name="P1" draw:layer="layout" draw:type="curve" svg:x1="17.4cm" svg:y1="12.9cm" svg:x2="19.2cm" svg:y2="9.7cm" draw:start-shape="id4" draw:start-glue-point="1" draw:end-shape="id3" draw:end-glue-point="2" svg:d="M17400 12900c1200 0 1800-1066 1800-3200" svg:viewBox="0 0 1801 3201">
          <text:p/>
        </draw:connector>
        <draw:frame draw:style-name="gr3" draw:text-style-name="P3" draw:layer="layout" svg:width="4.1cm" svg:height="1.072cm" svg:x="7.5cm" svg:y="5.628cm">
          <draw:text-box>
            <text:p text:style-name="P3"><text:span text:style-name="T2">Lift-off</text:span></text:p>
          </draw:text-box>
        </draw:frame>
        <draw:frame draw:style-name="gr3" draw:text-style-name="P3" draw:layer="layout" svg:width="4.1cm" svg:height="1.072cm" svg:x="17.8cm" svg:y="5.628cm">
          <draw:text-box>
            <text:p text:style-name="P3"><text:span text:style-name="T2">Hoogte = 0</text:span></text:p>
          </draw:text-box>
        </draw:frame>
        <draw:frame draw:style-name="gr4" draw:text-style-name="P3" draw:layer="layout" svg:width="5.8cm" svg:height="1.072cm" svg:x="3.9cm" svg:y="10.4cm">
          <draw:text-box>
            <text:p text:style-name="P3"><text:span text:style-name="T2">Commando 'i'</text:span></text:p>
          </draw:text-box>
        </draw:frame>
        <draw:frame draw:style-name="gr4" draw:text-style-name="P3" draw:layer="layout" svg:width="5.8cm" svg:height="1.072cm" svg:x="19.3cm" svg:y="10.4cm">
          <draw:text-box>
            <text:p text:style-name="P3"><text:span text:style-name="T2">Commando 'u'</text:span></text:p>
          </draw:text-box>
        </draw:frame>
        <draw:custom-shape draw:style-name="gr1" draw:text-style-name="P2" xml:id="id4" draw:id="id4" draw:layer="layout" svg:width="6.8cm" svg:height="2.2cm" svg:x="10.6cm" svg:y="11.8cm">
          <text:p text:style-name="P1"><text:span text:style-name="T1">ALTITUDEHO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.8cm" svg:height="2.2cm" svg:x="10.7cm" svg:y="15cm">
          <text:p text:style-name="P1"><text:span text:style-name="T1">POSITIONHOL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825cm" svg:x1="10.6cm" svg:y1="12.9cm" svg:x2="10.7cm" svg:y2="16.1cm" draw:start-shape="id4" draw:start-glue-point="3" draw:end-shape="id5" svg:d="M10600 12900c-1987 0-2037 3200 100 3200" svg:viewBox="0 0 1598 3201">
          <text:p/>
        </draw:connector>
        <draw:connector draw:style-name="gr2" draw:text-style-name="P1" draw:layer="layout" draw:type="curve" draw:line-skew="0.825cm" svg:x1="17.5cm" svg:y1="16.1cm" svg:x2="17.4cm" svg:y2="12.9cm" draw:start-shape="id5" draw:start-glue-point="1" draw:end-shape="id4" draw:end-glue-point="1" svg:d="M17500 16100c1987 0 2037-3200-100-3200" svg:viewBox="0 0 1598 3201">
          <text:p/>
        </draw:connector>
        <draw:frame draw:style-name="gr4" draw:text-style-name="P3" draw:layer="layout" svg:width="5.8cm" svg:height="1.072cm" svg:x="4.8cm" svg:y="13.728cm">
          <draw:text-box>
            <text:p text:style-name="P3"><text:span text:style-name="T2">Commando 'y'</text:span></text:p>
          </draw:text-box>
        </draw:frame>
        <draw:frame draw:style-name="gr4" draw:text-style-name="P3" draw:layer="layout" svg:width="5.8cm" svg:height="1.072cm" svg:x="19cm" svg:y="13.8cm">
          <draw:text-box>
            <text:p text:style-name="P3"><text:span text:style-name="T2">Commando 'y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FuturaExtended1" svg:font-family="FuturaExtended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1T15:26:57.707000000</meta:creation-date>
    <dc:date>2015-06-01T01:04:38.476000000</dc:date>
    <meta:editing-duration>PT35M5S</meta:editing-duration>
    <meta:editing-cycles>17</meta:editing-cycles>
    <meta:generator>LibreOffice/4.3.4.1$Windows_x86 LibreOffice_project/bc356b2f991740509f321d70e4512a6a54c5f243</meta:generator>
    <meta:document-statistic meta:object-count="17"/>
  </office:meta>
</office:document-meta>
</file>